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526" officeooo:paragraph-rsid="001505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usr/bin/python3.5 /home/kmd/Documents/multi-compartment_multi-anion/main.py</text:p>
      <text:p text:style-name="P1">[]</text:p>
      <text:p text:style-name="P1">main</text:p>
      <text:p text:style-name="P1">Compartment reference not osmo-neutral</text:p>
      <text:p text:style-name="P1">Compartment dendrite left not osmo-neutral</text:p>
      <text:p text:style-name="P1">Compartment dendrite right 1 not osmo-neutral</text:p>
      <text:p text:style-name="P1">Compartment dendrite right 2 not osmo-neutral</text:p>
      <text:p text:style-name="P1">Compartment dendrite right 3 not osmo-neutral</text:p>
      <text:p text:style-name="P1">Compartment dendrite right 4 not osmo-neutral</text:p>
      <text:p text:style-name="P1">Compartment dendrite right 5 not osmo-neutral</text:p>
      <text:p text:style-name="P1">Compartment dendrite right 6 not osmo-neutral</text:p>
      <text:p text:style-name="P1">Compartment dendrite right 7 not osmo-neutral</text:p>
      <text:p text:style-name="P1">Compartment dendrite right 8 not osmo-neutral</text:p>
      <text:p text:style-name="P1">running from 0.000000 s until 100.000000 s with time step of 0.001 seconds </text:p>
      <text:p text:style-name="P1">time taken: 35.55496</text:p>
      <text:p text:style-name="P1">dendrite left&lt;-reference</text:p>
      <text:p text:style-name="P1">reference&lt;-dendrite right 1</text:p>
      <text:p text:style-name="P1">dendrite right 1&lt;-dendrite right 2</text:p>
      <text:p text:style-name="P1">dendrite right 2&lt;-dendrite right 3</text:p>
      <text:p text:style-name="P1">dendrite right 3&lt;-dendrite right 4</text:p>
      <text:p text:style-name="P1">dendrite right 4&lt;-dendrite right 5</text:p>
      <text:p text:style-name="P1">dendrite right 5&lt;-dendrite right 6</text:p>
      <text:p text:style-name="P1">dendrite right 6&lt;-dendrite right 7</text:p>
      <text:p text:style-name="P1">dendrite right 7&lt;-dendrite right 8</text:p>
      <text:p text:style-name="P1">/usr/local/lib/python3.5/dist-packages/matplotlib/backend_bases.py:2437: MatplotlibDeprecationWarning: Using default event loop until function specific to this GUI is implemented</text:p>
      <text:p text:style-name="P1"><text:s text:c="2"/>warnings.warn(str, mplDeprecation)</text:p>
      <text:p text:style-name="P1">running from 100.000000 s until 200.000000 s with time step of 0.001 seconds </text:p>
      <text:p text:style-name="P1">time taken: 119.049571</text:p>
      <text:p text:style-name="P1">2017-05-19 07:05:03.232183</text:p>
      <text:p text:style-name="P1">Ion concentrations given diffusion between compartments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344242540221584<text:tab/>0.004344242540221584<text:tab/>0.004344242540221584<text:tab/></text:p>
      <text:p text:style-name="P1">ki <text:s text:c="7"/>0.111212518885564354<text:tab/>0.111212518885564354<text:tab/>0.111212518885564354<text:tab/></text:p>
      <text:p text:style-name="P1">nai <text:s text:c="6"/>0.025562767538882886<text:tab/>0.025562767538882886<text:tab/>0.025562767538882886<text:tab/></text:p>
      <text:p text:style-name="P1">xi <text:s text:c="7"/>0.155880471035331203<text:tab/>0.155880471035331203<text:tab/>0.155880471035331203<text:tab/></text:p>
      <text:p text:style-name="P1">pkcc2 <text:s text:c="4"/>0.000000010000000000<text:tab/>0.000000010000000000<text:tab/>0.000000010000000000<text:tab/></text:p>
      <text:p text:style-name="P1">gx <text:s text:c="7"/>0.000000000000000000<text:tab/>0.000000000000000000<text:tab/>0.000000000000000000<text:tab/></text:p>
      <text:p text:style-name="P1">w <text:s text:c="8"/>0.000000000000007833<text:tab/>0.000000000000007833<text:tab/>0.000000000000007833<text:tab/></text:p>
      <text:p text:style-name="P1">running from 200.000000 s until 205.000000 s with time step of 1e-06 seconds </text:p>
      <text:p text:style-name="P1">time taken: 3985.471424</text:p>
      <text:p text:style-name="P1">2017-05-19 08:11:27.815274</text:p>
      <text:p text:style-name="P1">Ion concentrations during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3796461292970095<text:tab/>0.003997510367387777<text:tab/>0.004341915314724377<text:tab/></text:p>
      <text:p text:style-name="P1">ki <text:s text:c="7"/>0.111150823817413424<text:tab/>0.111164171935333803<text:tab/>0.111191338626100075<text:tab/></text:p>
      <text:p text:style-name="P1">nai <text:s text:c="6"/>0.025579992388241251<text:tab/>0.025582944200166619<text:tab/>0.025583700582391442<text:tab/></text:p>
      <text:p text:style-name="P1">xi <text:s text:c="7"/>0.156472722703169420<text:tab/>0.156255373395559893<text:tab/>0.155883045473117154<text:tab/></text:p>
      <text:p text:style-name="P1"><text:soft-page-break/>pkcc2 <text:s text:c="4"/>0.000001010000000156<text:tab/>0.000000010000000000<text:tab/>0.000000010000000000<text:tab/></text:p>
      <text:p text:style-name="P1">gx <text:s text:c="7"/>0.000000000000000000<text:tab/>0.000000000000000000<text:tab/>0.000000000000000000<text:tab/></text:p>
      <text:p text:style-name="P1">w <text:s text:c="8"/>0.000000000000007803<text:tab/>0.000000000000007814<text:tab/>0.000000000000007833<text:tab/></text:p>
      <text:p text:style-name="P1">[ <text:s/>2.14000000e-03 <text:s text:c="2"/>3.46000000e-03 <text:s text:c="2"/>2.14000000e-03 <text:s text:c="2"/>3.46000000e-03</text:p>
      <text:p text:style-name="P1"><text:s text:c="3"/>1.57000000e-03 <text:s text:c="2"/>6.20000000e-04 <text:s text:c="2"/>2.20000000e-04 <text:s text:c="2"/>7.00000000e-05</text:p>
      <text:p text:style-name="P1"><text:s text:c="3"/>3.00000000e-05 <text:s text:c="2"/>2.00000000e-05 <text:s text:c="2"/>1.00000000e-05 <text:s text:c="2"/>1.00000000e-05]</text:p>
      <text:p text:style-name="P1">running from 205.000000 s until 210.000000 s with time step of 1e-06 seconds </text:p>
      <text:p text:style-name="P1">time taken: 7796.979017</text:p>
      <text:p text:style-name="P1">2017-05-19 09:15:19.966061</text:p>
      <text:p text:style-name="P1">Ion concentrations immediately after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3766554531803144<text:tab/>0.003892576573731384<text:tab/>0.004336942557879401<text:tab/></text:p>
      <text:p text:style-name="P1">ki <text:s text:c="7"/>0.111146009495870765<text:tab/>0.111154468080174623<text:tab/>0.111186265610838261<text:tab/></text:p>
      <text:p text:style-name="P1">nai <text:s text:c="6"/>0.025582363339141115<text:tab/>0.025584121883346446<text:tab/>0.025588351916259532<text:tab/></text:p>
      <text:p text:style-name="P1">xi <text:s text:c="7"/>0.156505072792840844<text:tab/>0.156368833414736841<text:tab/>0.155888439909645987<text:tab/></text:p>
      <text:p text:style-name="P1">pkcc2 <text:s text:c="4"/>0.000002009999999548<text:tab/>0.000000010000000000<text:tab/>0.000000010000000000<text:tab/></text:p>
      <text:p text:style-name="P1">gx <text:s text:c="7"/>0.000000000000000000<text:tab/>0.000000000000000000<text:tab/>0.000000000000000000<text:tab/></text:p>
      <text:p text:style-name="P1">w <text:s text:c="8"/>0.000000000000007801<text:tab/>0.000000000000007808<text:tab/>0.000000000000007832<text:tab/></text:p>
      <text:p text:style-name="P1">[ <text:s/>2.82000000e-03 <text:s text:c="2"/>3.67000000e-03 <text:s text:c="2"/>2.82000000e-03 <text:s text:c="2"/>3.67000000e-03</text:p>
      <text:p text:style-name="P1"><text:s text:c="3"/>2.05000000e-03 <text:s text:c="2"/>1.10000000e-03 <text:s text:c="2"/>5.70000000e-04 <text:s text:c="2"/>2.80000000e-04</text:p>
      <text:p text:style-name="P1"><text:s text:c="3"/>1.40000000e-04 <text:s text:c="2"/>8.00000000e-05 <text:s text:c="2"/>5.00000000e-05 <text:s text:c="2"/>4.00000000e-05]</text:p>
      <text:p text:style-name="P1">running from 210.000000 s until 235.000000 s with time step of 1e-06 second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3:35:28.428266935</meta:creation-date>
    <dc:date>2017-05-19T13:36:09.186018957</dc:date>
    <meta:editing-duration>PT41S</meta:editing-duration>
    <meta:editing-cycles>1</meta:editing-cycles>
    <meta:document-statistic meta:table-count="0" meta:image-count="0" meta:object-count="0" meta:page-count="2" meta:paragraph-count="69" meta:word-count="351" meta:character-count="3929" meta:non-whitespace-character-count="3332"/>
    <meta:generator>LibreOffice/5.1.6.2$Linux_X86_64 LibreOffice_project/10m0$Build-2</meta:generator>
  </office:meta>
</office:document-meta>
</file>